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">
      <number:scientific-number number:decimal-places="2" number:min-decimal-places="2" number:min-integer-digits="1" number:min-exponent-digits="3" number:exponent-interval="1" number:forced-exponent-sign="true"/>
    </number:number-style>
    <style:style style:name="ce1" style:family="table-cell" style:parent-style-name="Default" style:data-style-name="N80">
      <style:table-cell-properties fo:background-color="#ff950e"/>
    </style:style>
    <style:style style:name="ce2" style:family="table-cell" style:parent-style-name="Default" style:data-style-name="N0">
      <style:table-cell-properties fo:background-color="#ff950e"/>
    </style:style>
    <style:style style:name="ce3" style:family="table-cell" style:parent-style-name="Default" style:data-style-name="N80"/>
    <style:style style:name="ce4" style:family="table-cell" style:parent-style-name="Default">
      <style:table-cell-properties fo:background-color="#ff950e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row table:style-name="ro1">
          <table:table-cell table:style-name="ce1" table:formula="of:=270 * 10^9" office:value-type="float" office:value="270000000000" calcext:value-type="float">
            <text:p>2.70E+011</text:p>
          </table:table-cell>
          <table:table-cell office:value-type="string" calcext:value-type="string">
            <text:p>Size of data set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Assumed average paragraph size (Bytes)</text:p>
          </table:table-cell>
        </table:table-row>
        <table:table-row table:style-name="ro1">
          <table:table-cell table:style-name="ce3" table:formula="of:=[.A1]/[.A2]" office:value-type="float" office:value="1080000000" calcext:value-type="float">
            <text:p>1.08E+009</text:p>
          </table:table-cell>
          <table:table-cell office:value-type="string" calcext:value-type="string">
            <text:p>No. of paragraphs (k)</text:p>
          </table:table-cell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Hash length, bits (n)</text:p>
          </table:table-cell>
        </table:table-row>
        <table:table-row table:style-name="ro1">
          <table:table-cell table:formula="of:=[.A3]*([.A4]/8)/(1024*1024)" office:value-type="float" office:value="8239.74609375" calcext:value-type="float">
            <text:p>8239.74609375</text:p>
          </table:table-cell>
          <table:table-cell office:value-type="string" calcext:value-type="string">
            <text:p>Space of hash keys, MB</text:p>
          </table:table-cell>
        </table:table-row>
        <table:table-row table:style-name="ro2">
          <table:table-cell table:formula="of:=(1-EXP((-([.A3]^2)/(2^([.A4]+1)))))" office:value-type="float" office:value="0.0311207960124283" calcext:value-type="float">
            <text:p>0.0311207960124283</text:p>
          </table:table-cell>
          <table:table-cell office:value-type="string" calcext:value-type="string">
            <text:p>Sannolikhet för en kollision, p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sv" fo:country="S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1:36:26.05</meta:creation-date>
    <dc:date>2022-11-28T16:59:47.848792122</dc:date>
    <meta:editing-duration>P5DT8H6M31S</meta:editing-duration>
    <meta:editing-cycles>7</meta:editing-cycles>
    <meta:generator>LibreOffice/7.3.6.2$Linux_X86_64 LibreOffice_project/30$Build-2</meta:generator>
    <meta:document-statistic meta:table-count="3" meta:cell-count="12" meta:object-count="0"/>
  </office:meta>
</office:document-meta>
</file>